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c6d26" officeooo:paragraph-rsid="003c6d26"/>
    </style:style>
    <style:style style:name="P36" style:family="paragraph" style:parent-style-name="Standard">
      <style:paragraph-properties fo:text-align="start" style:justify-single-word="false"/>
      <style:text-properties officeooo:rsid="003db2d3" officeooo:paragraph-rsid="003db2d3"/>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1"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6">Abrimos ruta followers para obtener los followers.</text:p>
      <text:p text:style-name="P36"/>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5-25T17:10:25.988887427</dc:date>
    <meta:editing-duration>PT14H41M29S</meta:editing-duration>
    <meta:editing-cycles>16</meta:editing-cycles>
    <meta:document-statistic meta:table-count="0" meta:image-count="1" meta:object-count="0" meta:page-count="3" meta:paragraph-count="51" meta:word-count="827" meta:character-count="5033" meta:non-whitespace-character-count="4255"/>
  </office:meta>
</office:document-meta>
</file>